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marker-end="Arrowheads_20_1" draw:fill="solid" draw:fill-color="#e6e6ff" fo:min-height="1.05cm"/>
    </style:style>
    <style:style style:name="gr2" style:family="graphic" style:parent-style-name="standard">
      <style:graphic-properties draw:stroke="solid" svg:stroke-color="#000000" draw:marker-end="Arrowheads_20_1" draw:fill="solid" draw:fill-color="#ffcc99" fo:min-height="2.052cm"/>
    </style:style>
    <style:style style:name="gr3" style:family="graphic" style:parent-style-name="standard">
      <style:graphic-properties draw:stroke="solid" svg:stroke-color="#000000" draw:marker-end="Arrowheads_20_1" draw:fill="solid" draw:fill-color="#ccffff" fo:min-height="1.352cm"/>
    </style:style>
    <style:style style:name="gr4" style:family="graphic" style:parent-style-name="standard">
      <style:graphic-properties svg:stroke-color="#000000" draw:marker-end="Arrowheads_20_1" draw:fill="soli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stroke="solid" svg:stroke-color="#000000" draw:marker-end="Arrowheads_20_1" draw:fill="solid" draw:fill-color="#ffcc99" fo:min-height="2.051cm"/>
    </style:style>
    <style:style style:name="gr6" style:family="graphic" style:parent-style-name="standard">
      <style:graphic-properties svg:stroke-color="#000000" draw:marker-end="Arrowheads_20_1" draw:fill="solid" draw:fill-color="#ccffff" draw:textarea-horizontal-align="justify" draw:textarea-vertical-align="middle" draw:auto-grow-height="false"/>
    </style:style>
    <style:style style:name="gr7" style:family="graphic" style:parent-style-name="standard">
      <style:graphic-properties draw:stroke="solid" svg:stroke-color="#000000" draw:marker-end="Arrowheads_20_1" draw:fill="solid" draw:fill-color="#e6e6ff" fo:min-height="0.75cm"/>
    </style:style>
    <style:style style:name="gr8" style:family="graphic" style:parent-style-name="standard">
      <style:graphic-properties draw:stroke="solid" svg:stroke-color="#000000" draw:marker-end="Arrowheads_20_1" draw:fill="solid" draw:fill-color="#ffffcc" fo:min-height="1.451cm"/>
    </style:style>
    <style:style style:name="gr9" style:family="graphic" style:parent-style-name="objectwithoutfill">
      <style:graphic-properties svg:stroke-color="#000000" draw:marker-end="Arrowheads_20_1" draw:marker-end-width="0.3cm" draw:fill="none"/>
    </style:style>
    <style:style style:name="gr10" style:family="graphic" style:parent-style-name="standard">
      <style:graphic-properties draw:marker-end="Arrowheads_20_1" draw:fill="solid" draw:fill-color="#c0c0c0" draw:textarea-horizontal-align="justify" draw:textarea-vertical-align="middle" draw:auto-grow-height="false"/>
    </style:style>
    <style:style style:name="gr11" style:family="graphic" style:parent-style-name="standard">
      <style:graphic-properties draw:stroke="solid" svg:stroke-color="#000000" draw:marker-end="Arrowheads_20_1" draw:fill="solid" draw:fill-color="#ffffff" fo:min-height="0.851cm"/>
    </style:style>
    <style:style style:name="gr12" style:family="graphic" style:parent-style-name="standard">
      <style:graphic-properties draw:stroke="solid" svg:stroke-color="#000000" draw:marker-end="Arrowheads_20_1" draw:fill="solid" draw:fill-color="#ffcc99" fo:min-height="11.65cm"/>
    </style:style>
    <style:style style:name="gr13" style:family="graphic" style:parent-style-name="objectwithoutfill">
      <style:graphic-properties draw:marker-end="Arrowheads_20_1" draw:marker-end-width="0.3cm" draw:fill="none"/>
    </style:style>
    <style:style style:name="gr14" style:family="graphic" style:parent-style-name="objectwithoutfill">
      <style:graphic-properties draw:marker-end="Arrowheads_20_1" draw:fill="none"/>
    </style:style>
    <style:style style:name="gr15" style:family="graphic" style:parent-style-name="objectwithoutfill">
      <style:graphic-properties draw:stroke="dash" draw:stroke-dash="Ultrafine_20_Dashed" svg:stroke-width="0.02cm" svg:stroke-color="#800000" draw:marker-start-width="0.23cm" draw:marker-end-width="0.23cm" draw:fill="none" fo:padding-top="0.135cm" fo:padding-bottom="0.135cm" fo:padding-left="0.26cm" fo:padding-right="0.26cm"/>
    </style:style>
    <style:style style:name="gr16" style:family="graphic" style:parent-style-name="objectwithoutfill">
      <style:graphic-properties draw:stroke="solid" draw:stroke-dash="Ultrafine_20_Dashed" draw:marker-end="Arrowheads_20_1" draw:marker-end-width="0.3cm" draw:fill="none"/>
    </style:style>
    <style:style style:name="gr17" style:family="graphic" style:parent-style-name="objectwithoutfill">
      <style:graphic-properties draw:stroke="dash" draw:stroke-dash="Ultrafine_20_Dashed" svg:stroke-width="0.03cm" svg:stroke-color="#800000" draw:marker-start-width="0.245cm" draw:marker-end-width="0.245cm" draw:fill="none" fo:padding-top="0.14cm" fo:padding-bottom="0.14cm" fo:padding-left="0.265cm" fo:padding-right="0.265cm"/>
    </style:style>
    <style:style style:name="gr18" style:family="graphic" style:parent-style-name="standard">
      <style:graphic-properties draw:stroke="none" draw:stroke-dash="Ultrafine_20_Dashed" svg:stroke-color="#000000" draw:fill="none" draw:fill-color="#ffffff" fo:min-height="1.0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3" draw:id="id3" draw:layer="layout" svg:width="5.7cm" svg:height="1.3cm" svg:x="8.5cm" svg:y="4.2cm">
          <draw:text-box>
            <text:p text:style-name="P1"><text:span text:style-name="T1">Registro de Instrucciones</text:span></text:p>
          </draw:text-box>
        </draw:frame>
        <draw:frame draw:style-name="gr1" draw:text-style-name="P2" xml:id="id4" draw:id="id4" draw:layer="layout" svg:width="3.4cm" svg:height="1.547cm" svg:x="6.4cm" svg:y="6.077cm">
          <draw:text-box>
            <text:p text:style-name="P1"><text:span text:style-name="T1">Decodificador <text:s/>de Instrucciones</text:span></text:p>
          </draw:text-box>
        </draw:frame>
        <draw:frame draw:style-name="gr2" draw:text-style-name="P2" xml:id="id5" draw:id="id5" draw:layer="layout" svg:width="4.802cm" svg:height="2.302cm" svg:x="12.3cm" svg:y="6.198cm">
          <draw:text-box>
            <text:p text:style-name="P1"><text:span text:style-name="T1">Banco de Registros</text:span></text:p>
          </draw:text-box>
        </draw:frame>
        <draw:frame draw:style-name="gr1" draw:text-style-name="P2" xml:id="id1" draw:id="id1" draw:layer="layout" svg:width="2.9cm" svg:height="1.3cm" svg:x="6.2cm" svg:y="1cm">
          <draw:text-box>
            <text:p text:style-name="P1"><text:span text:style-name="T1">Contador de programa</text:span></text:p>
          </draw:text-box>
        </draw:frame>
        <draw:frame draw:style-name="gr3" draw:text-style-name="P2" draw:layer="layout" svg:width="3.702cm" svg:height="1.602cm" svg:x="17.898cm" svg:y="1.398cm">
          <draw:text-box>
            <text:p text:style-name="P1"><text:span text:style-name="T1">Controlador de interrupciones</text:span></text:p>
          </draw:text-box>
        </draw:frame>
        <draw:custom-shape draw:style-name="gr4" draw:text-style-name="P3" xml:id="id6" draw:id="id6" draw:layer="layout" svg:width="3cm" svg:height="1.1cm" svg:x="13.887cm" svg:y="9.2cm">
          <draw:glue-point draw:id="8" svg:x="-2.253cm" svg:y="-5cm"/>
          <draw:glue-point draw:id="9" svg:x="2.746cm" svg:y="-5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4" xml:id="id15" draw:id="id15" draw:layer="layout" svg:width="2.7cm" svg:height="2.301cm" svg:x="14cm" svg:y="11.6cm">
          <draw:text-box>
            <text:p text:style-name="P1"><text:span text:style-name="T2">Corrimiento</text:span></text:p>
          </draw:text-box>
          <draw:glue-point draw:id="4" svg:x="-2.836cm" svg:y="-4.993cm"/>
        </draw:frame>
        <draw:custom-shape draw:style-name="gr6" draw:text-style-name="P3" xml:id="id8" draw:id="id8" draw:layer="layout" svg:width="3cm" svg:height="1.2cm" svg:x="9.952cm" svg:y="15.8cm">
          <draw:glue-point draw:id="8" svg:x="3cm" svg:y="-5cm"/>
          <draw:glue-point draw:id="9" svg:x="-2.333cm" svg:y="-5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" draw:text-style-name="P2" xml:id="id2" draw:id="id2" draw:layer="layout" svg:width="4.7cm" svg:height="1cm" svg:x="9cm" svg:y="2.7cm">
          <draw:text-box>
            <text:p text:style-name="P1"><text:span text:style-name="T1">Memoria de programa</text:span></text:p>
          </draw:text-box>
        </draw:frame>
        <draw:frame draw:style-name="gr8" draw:text-style-name="P2" xml:id="id13" draw:id="id13" draw:layer="layout" svg:width="3.101cm" svg:height="1.701cm" svg:x="4.267cm" svg:y="16.099cm">
          <draw:text-box>
            <text:p text:style-name="P1"><text:span text:style-name="T1">Memoria de </text:span></text:p>
            <text:p text:style-name="P1"><text:span text:style-name="T1">datos</text:span></text:p>
          </draw:text-box>
          <draw:glue-point draw:id="4" svg:x="3.063cm" svg:y="-5.002cm"/>
          <draw:glue-point draw:id="5" svg:x="-2.418cm" svg:y="-4.993cm"/>
        </draw:frame>
        <draw:connector draw:style-name="gr9" draw:text-style-name="P3" draw:layer="layout" svg:x1="9.1cm" svg:y1="1.65cm" svg:x2="11.35cm" svg:y2="2.7cm" draw:start-shape="id1" draw:start-glue-point="1" draw:end-shape="id2" draw:end-glue-point="0" svg:d="m9100 1650h2250v1050">
          <text:p/>
        </draw:connector>
        <draw:connector draw:style-name="gr9" draw:text-style-name="P3" draw:layer="layout" svg:x1="11.35cm" svg:y1="3.7cm" svg:x2="11.35cm" svg:y2="4.2cm" draw:start-shape="id2" draw:start-glue-point="2" draw:end-shape="id3" draw:end-glue-point="0" svg:d="m11350 3700v500">
          <text:p/>
        </draw:connector>
        <draw:connector draw:style-name="gr9" draw:text-style-name="P3" draw:layer="layout" svg:x1="8.5cm" svg:y1="4.85cm" svg:x2="8.1cm" svg:y2="6.077cm" draw:start-shape="id3" draw:end-shape="id4" draw:end-glue-point="0" svg:d="m8500 4850h-400v1227">
          <text:p/>
        </draw:connector>
        <draw:connector draw:style-name="gr9" draw:text-style-name="P3" draw:layer="layout" svg:x1="14.2cm" svg:y1="4.85cm" svg:x2="14.701cm" svg:y2="6.198cm" draw:start-shape="id3" draw:start-glue-point="1" draw:end-shape="id5" draw:end-glue-point="0" svg:d="m14200 4850h501v1348">
          <text:p/>
        </draw:connector>
        <draw:connector draw:style-name="gr9" draw:text-style-name="P3" draw:layer="layout" svg:x1="14.701cm" svg:y1="8.5cm" svg:x2="14.712cm" svg:y2="9.2cm" draw:start-shape="id5" draw:start-glue-point="2" draw:end-shape="id6" draw:end-glue-point="8" svg:d="m14701 8500v350h11v350">
          <text:p/>
        </draw:connector>
        <draw:frame draw:style-name="gr5" draw:text-style-name="P4" xml:id="id7" draw:id="id7" draw:layer="layout" svg:width="2.9cm" svg:height="2.301cm" svg:x="10.9cm" svg:y="11.6cm">
          <draw:text-box>
            <text:p text:style-name="P1"><text:span text:style-name="T2">Operaciones</text:span></text:p>
            <text:p text:style-name="P1"><text:span text:style-name="T2">lógicas</text:span></text:p>
          </draw:text-box>
          <draw:glue-point draw:id="4" svg:x="-2.836cm" svg:y="-4.993cm"/>
        </draw:frame>
        <draw:frame draw:style-name="gr5" draw:text-style-name="P4" xml:id="id11" draw:id="id11" draw:layer="layout" svg:width="2.5cm" svg:height="2.301cm" svg:x="8.1cm" svg:y="11.6cm">
          <draw:text-box>
            <text:p text:style-name="P1"><text:span text:style-name="T2">Registro de </text:span></text:p>
            <text:p text:style-name="P1"><text:span text:style-name="T2">Status y</text:span></text:p>
            <text:p text:style-name="P1"><text:span text:style-name="T2">Control (CSR)</text:span></text:p>
          </draw:text-box>
          <draw:glue-point draw:id="4" svg:x="-2.836cm" svg:y="-4.993cm"/>
        </draw:frame>
        <draw:frame draw:style-name="gr5" draw:text-style-name="P4" xml:id="id12" draw:id="id12" draw:layer="layout" svg:width="2.5cm" svg:height="2.301cm" svg:x="5.099cm" svg:y="11.6cm">
          <draw:text-box>
            <text:p text:style-name="P1"><text:span text:style-name="T2">Sumador</text:span></text:p>
          </draw:text-box>
          <draw:glue-point draw:id="4" svg:x="-2.836cm" svg:y="-4.993cm"/>
        </draw:frame>
        <draw:frame draw:style-name="gr5" draw:text-style-name="P4" xml:id="id16" draw:id="id16" draw:layer="layout" svg:width="2.5cm" svg:height="2.301cm" svg:x="17.099cm" svg:y="11.6cm">
          <draw:text-box>
            <text:p text:style-name="P1"><text:span text:style-name="T2">Multiplicac.</text:span></text:p>
            <text:p text:style-name="P1"><text:span text:style-name="T2">Y</text:span></text:p>
            <text:p text:style-name="P1"><text:span text:style-name="T2">división</text:span></text:p>
          </draw:text-box>
          <draw:glue-point draw:id="4" svg:x="-2.836cm" svg:y="-4.993cm"/>
        </draw:frame>
        <draw:custom-shape draw:style-name="gr10" draw:text-style-name="P1" xml:id="id17" draw:id="id17" draw:layer="layout" svg:width="18.6cm" svg:height="0.3cm" svg:x="1.6cm" svg:y="10.9cm">
          <draw:glue-point draw:id="4" svg:x="-4.573cm" svg:y="5cm"/>
          <draw:glue-point draw:id="5" svg:x="2.419cm" svg:y="-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9" draw:id="id9" draw:layer="layout" svg:width="3cm" svg:height="1.2cm" svg:x="9.951cm" svg:y="18.199cm">
          <draw:glue-point draw:id="8" svg:x="3cm" svg:y="-5cm"/>
          <draw:glue-point draw:id="9" svg:x="-2.333cm" svg:y="-5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3" xml:id="id10" draw:id="id10" draw:layer="layout" svg:width="3cm" svg:height="1.2cm" svg:x="9.95cm" svg:y="20.798cm">
          <draw:glue-point draw:id="8" svg:x="3cm" svg:y="-5cm"/>
          <draw:glue-point draw:id="9" svg:x="-2.333cm" svg:y="-5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1" draw:text-style-name="P2" xml:id="id14" draw:id="id14" draw:layer="layout" svg:width="2.133cm" svg:height="1.101cm" svg:x="6.967cm" svg:y="19.199cm">
          <draw:text-box>
            <text:p text:style-name="P1"><text:span text:style-name="T1">Align</text:span></text:p>
          </draw:text-box>
          <draw:glue-point draw:id="4" svg:x="3.063cm" svg:y="-5.002cm"/>
          <draw:glue-point draw:id="5" svg:x="-2.418cm" svg:y="-4.993cm"/>
        </draw:frame>
        <draw:frame draw:style-name="gr12" draw:text-style-name="P4" xml:id="id18" draw:id="id18" draw:layer="layout" svg:width="2.5cm" svg:height="11.9cm" svg:x="21cm" svg:y="11.4cm">
          <draw:text-box>
            <text:p text:style-name="P1"><text:span text:style-name="T2">Bypass</text:span></text:p>
          </draw:text-box>
          <draw:glue-point draw:id="4" svg:x="-2.836cm" svg:y="-4.993cm"/>
          <draw:glue-point draw:id="5" svg:x="-5cm" svg:y="2.394cm"/>
        </draw:frame>
        <draw:connector draw:style-name="gr13" draw:text-style-name="P1" draw:layer="layout" svg:x1="12.35cm" svg:y1="13.901cm" svg:x2="12.352cm" svg:y2="15.8cm" draw:start-shape="id7" draw:start-glue-point="2" draw:end-shape="id8" draw:end-glue-point="8" svg:d="m12350 13901v950h2v949">
          <text:p/>
        </draw:connector>
        <draw:connector draw:style-name="gr13" draw:text-style-name="P1" draw:layer="layout" svg:x1="11.452cm" svg:y1="17cm" svg:x2="11.451cm" svg:y2="18.199cm" draw:start-shape="id8" draw:start-glue-point="5" draw:end-shape="id9" draw:end-glue-point="7" svg:d="m11452 17000v600h-1v599">
          <text:p/>
        </draw:connector>
        <draw:connector draw:style-name="gr13" draw:text-style-name="P1" draw:layer="layout" svg:x1="11.451cm" svg:y1="19.399cm" svg:x2="11.45cm" svg:y2="20.798cm" draw:start-shape="id9" draw:start-glue-point="5" draw:end-shape="id10" draw:end-glue-point="7" svg:d="m11451 19399v700h-1v699">
          <text:p/>
        </draw:connector>
        <draw:connector draw:style-name="gr13" draw:text-style-name="P1" draw:layer="layout" svg:x1="9.35cm" svg:y1="13.901cm" svg:x2="11.452cm" svg:y2="15.8cm" draw:start-shape="id11" draw:start-glue-point="2" draw:end-shape="id8" draw:end-glue-point="7" svg:d="m9350 13901v950h2102v949">
          <text:p/>
        </draw:connector>
        <draw:connector draw:style-name="gr13" draw:text-style-name="P1" draw:layer="layout" svg:x1="6.349cm" svg:y1="13.901cm" svg:x2="10.753cm" svg:y2="15.8cm" draw:start-shape="id12" draw:start-glue-point="2" draw:end-shape="id8" draw:end-glue-point="9" svg:d="m6349 13901v950h4404v949">
          <text:p/>
        </draw:connector>
        <draw:connector draw:style-name="gr13" draw:text-style-name="P1" draw:layer="layout" draw:line-skew="-0.15cm" svg:x1="6.349cm" svg:y1="13.901cm" svg:x2="6.766cm" svg:y2="16.099cm" draw:start-shape="id12" draw:start-glue-point="2" draw:end-shape="id13" draw:end-glue-point="4" svg:d="m6349 13901v949h417v1249">
          <text:p/>
        </draw:connector>
        <draw:connector draw:style-name="gr13" draw:text-style-name="P1" draw:layer="layout" svg:x1="7.368cm" svg:y1="16.949cm" svg:x2="8.033cm" svg:y2="19.199cm" draw:start-shape="id13" draw:start-glue-point="1" draw:end-shape="id14" draw:end-glue-point="0" svg:d="m7368 16949h665v2250">
          <text:p/>
        </draw:connector>
        <draw:connector draw:style-name="gr13" draw:text-style-name="P1" draw:layer="layout" svg:x1="9.1cm" svg:y1="19.749cm" svg:x2="10.751cm" svg:y2="20.798cm" draw:start-shape="id14" draw:start-glue-point="1" draw:end-shape="id10" draw:end-glue-point="9" svg:d="m9100 19749h1651v1049">
          <text:p/>
        </draw:connector>
        <draw:connector draw:style-name="gr13" draw:text-style-name="P1" draw:layer="layout" draw:line-skew="0.95cm" svg:x1="15.35cm" svg:y1="13.901cm" svg:x2="12.351cm" svg:y2="18.199cm" draw:start-shape="id15" draw:start-glue-point="2" draw:end-shape="id9" draw:end-glue-point="8" svg:d="m15350 13901v3099h-2999v1199">
          <text:p/>
        </draw:connector>
        <draw:connector draw:style-name="gr13" draw:text-style-name="P1" draw:layer="layout" draw:line-skew="2.65cm" svg:x1="18.349cm" svg:y1="13.901cm" svg:x2="12.35cm" svg:y2="20.798cm" draw:start-shape="id16" draw:start-glue-point="2" draw:end-shape="id10" draw:end-glue-point="8" svg:d="m18349 13901v6099h-5999v798">
          <text:p/>
        </draw:connector>
        <draw:connector draw:style-name="gr13" draw:text-style-name="P1" draw:layer="layout" draw:line-skew="1.55cm" svg:x1="2.395cm" svg:y1="11.2cm" svg:x2="5.068cm" svg:y2="16.1cm" draw:start-shape="id17" draw:start-glue-point="4" draw:end-shape="id13" draw:end-glue-point="5" svg:d="m2395 11200v4000h2673v900">
          <text:p/>
        </draw:connector>
        <draw:connector draw:style-name="gr13" draw:text-style-name="P1" draw:layer="layout" svg:x1="15.387cm" svg:y1="10.3cm" svg:x2="15.399cm" svg:y2="10.9cm" draw:start-shape="id6" draw:start-glue-point="5" draw:end-shape="id17" draw:end-glue-point="5" svg:d="m15387 10300v301h12v299">
          <text:p/>
        </draw:connector>
        <draw:connector draw:style-name="gr13" draw:text-style-name="P1" draw:layer="layout" svg:x1="11.451cm" svg:y1="18.199cm" svg:x2="21cm" svg:y2="17.35cm" draw:start-shape="id9" draw:start-glue-point="7" draw:end-shape="id18" svg:d="m11451 18199v-849h9549">
          <text:p/>
        </draw:connector>
        <draw:connector draw:style-name="gr13" draw:text-style-name="P1" draw:layer="layout" svg:x1="11.45cm" svg:y1="20.798cm" svg:x2="21cm" svg:y2="20.198cm" draw:start-shape="id10" draw:start-glue-point="7" draw:end-shape="id18" draw:end-glue-point="5" svg:d="m11450 20798v-600h9550">
          <text:p/>
        </draw:connector>
        <draw:connector draw:style-name="gr13" draw:text-style-name="P1" draw:layer="layout" svg:x1="5.64cm" svg:y1="11.602cm" svg:x2="6.2cm" svg:y2="1.65cm" draw:start-shape="id12" draw:start-glue-point="4" draw:end-shape="id1" draw:end-glue-point="3" svg:d="m5640 11602v-9952h560">
          <text:p/>
        </draw:connector>
        <draw:connector draw:style-name="gr13" draw:text-style-name="P1" draw:layer="layout" svg:x1="8.1cm" svg:y1="7.624cm" svg:x2="8.095cm" svg:y2="10.811cm" draw:start-shape="id4" draw:start-glue-point="2" svg:d="m8100 7624v1844h-5v1343">
          <text:p/>
        </draw:connector>
        <draw:line draw:style-name="gr13" draw:text-style-name="P1" draw:layer="layout" svg:x1="6.4cm" svg:y1="11.2cm" svg:x2="6.4cm" svg:y2="11.6cm">
          <text:p/>
        </draw:line>
        <draw:line draw:style-name="gr13" draw:text-style-name="P1" draw:layer="layout" svg:x1="9.35cm" svg:y1="11.199cm" svg:x2="9.35cm" svg:y2="11.599cm">
          <text:p/>
        </draw:line>
        <draw:line draw:style-name="gr13" draw:text-style-name="P1" draw:layer="layout" svg:x1="12.3cm" svg:y1="11.198cm" svg:x2="12.3cm" svg:y2="11.598cm">
          <text:p/>
        </draw:line>
        <draw:line draw:style-name="gr13" draw:text-style-name="P1" draw:layer="layout" svg:x1="15.35cm" svg:y1="11.197cm" svg:x2="15.35cm" svg:y2="11.597cm">
          <text:p/>
        </draw:line>
        <draw:line draw:style-name="gr13" draw:text-style-name="P1" draw:layer="layout" svg:x1="18.3cm" svg:y1="11.196cm" svg:x2="18.3cm" svg:y2="11.596cm">
          <text:p/>
        </draw:line>
        <draw:polyline draw:style-name="gr14" draw:text-style-name="P1" draw:layer="layout" svg:width="16.899cm" svg:height="12.899cm" draw:transform="rotate (-1.5707963267949) translate (24.4cm 7.69999999999999cm)" svg:viewBox="0 0 16900 12900" draw:points="14300,12900 16900,12900 16900,0 0,0 0,7300">
          <text:p/>
        </draw:polyline>
        <draw:line draw:style-name="gr15" draw:text-style-name="P1" draw:layer="layout" svg:x1="13.7cm" svg:y1="3.2cm" svg:x2="25.9cm" svg:y2="3.2cm">
          <text:p/>
        </draw:line>
        <draw:line draw:style-name="gr15" draw:text-style-name="P1" draw:layer="layout" svg:x1="14.2cm" svg:y1="4.843cm" svg:x2="25.9cm" svg:y2="4.843cm">
          <text:p/>
        </draw:line>
        <draw:connector draw:style-name="gr16" draw:text-style-name="P1" draw:layer="layout" svg:x1="21.541cm" svg:y1="11.409cm" svg:x2="16.21cm" svg:y2="9.2cm" draw:start-shape="id18" draw:start-glue-point="4" draw:end-shape="id6" draw:end-glue-point="9" svg:d="m21541 11409v-2710h-5331v501">
          <text:p/>
        </draw:connector>
        <draw:line draw:style-name="gr17" draw:text-style-name="P1" draw:layer="layout" svg:x1="20.3cm" svg:y1="11.1cm" svg:x2="25.9cm" svg:y2="11.1cm">
          <text:p/>
        </draw:line>
        <draw:line draw:style-name="gr17" draw:text-style-name="P1" draw:layer="layout" svg:x1="11.6cm" svg:y1="17.7cm" svg:x2="25.899cm" svg:y2="17.699cm">
          <text:p/>
        </draw:line>
        <draw:line draw:style-name="gr17" draw:text-style-name="P1" draw:layer="layout" svg:x1="11.6cm" svg:y1="19.6cm" svg:x2="25.899cm" svg:y2="19.599cm">
          <text:p/>
        </draw:line>
        <draw:frame draw:style-name="gr18" draw:text-style-name="P5" draw:layer="layout" svg:width="1.2cm" svg:height="1.325cm" svg:x="26.4cm" svg:y="1.675cm">
          <draw:text-box>
            <text:p><text:span text:style-name="T3">A</text:span></text:p>
          </draw:text-box>
        </draw:frame>
        <draw:frame draw:style-name="gr18" draw:text-style-name="P5" draw:layer="layout" svg:width="1.2cm" svg:height="1.325cm" svg:x="26.4cm" svg:y="13.876cm">
          <draw:text-box>
            <text:p><text:span text:style-name="T3">X</text:span></text:p>
          </draw:text-box>
        </draw:frame>
        <draw:frame draw:style-name="gr18" draw:text-style-name="P5" draw:layer="layout" svg:width="1.2cm" svg:height="1.325cm" svg:x="26.4cm" svg:y="1.676cm">
          <draw:text-box>
            <text:p><text:span text:style-name="T3">A</text:span></text:p>
          </draw:text-box>
        </draw:frame>
        <draw:frame draw:style-name="gr18" draw:text-style-name="P5" draw:layer="layout" svg:width="1.2cm" svg:height="1.325cm" svg:x="26.4cm" svg:y="3.376cm">
          <draw:text-box>
            <text:p><text:span text:style-name="T3">F</text:span></text:p>
          </draw:text-box>
        </draw:frame>
        <draw:frame draw:style-name="gr18" draw:text-style-name="P5" draw:layer="layout" svg:width="1.2cm" svg:height="1.325cm" svg:x="26.4cm" svg:y="7.777cm">
          <draw:text-box>
            <text:p><text:span text:style-name="T3">D</text:span></text:p>
          </draw:text-box>
        </draw:frame>
        <draw:frame draw:style-name="gr18" draw:text-style-name="P5" draw:layer="layout" svg:width="1.2cm" svg:height="1.325cm" svg:x="26.4cm" svg:y="17.977cm">
          <draw:text-box>
            <text:p><text:span text:style-name="T3">M</text:span></text:p>
          </draw:text-box>
        </draw:frame>
        <draw:frame draw:style-name="gr18" draw:text-style-name="P5" draw:layer="layout" svg:width="1.2cm" svg:height="1.325cm" svg:x="26.4cm" svg:y="22.278cm">
          <draw:text-box>
            <text:p><text:span text:style-name="T3">W</text:span></text:p>
          </draw:text-box>
        </draw:frame>
      </draw:page>
      <draw:page draw:name="page2" draw:style-name="dp1" draw:master-page-name="Default">
        <draw:frame draw:style-name="gr1" draw:text-style-name="P2" xml:id="id21" draw:id="id21" draw:layer="layout" svg:width="5.7cm" svg:height="1.3cm" svg:x="8.499cm" svg:y="5.099cm">
          <draw:text-box>
            <text:p text:style-name="P1"><text:span text:style-name="T1">Registro de Instrucciones</text:span></text:p>
          </draw:text-box>
        </draw:frame>
        <draw:frame draw:style-name="gr1" draw:text-style-name="P2" xml:id="id22" draw:id="id22" draw:layer="layout" svg:width="3.4cm" svg:height="1.547cm" svg:x="6.399cm" svg:y="7.976cm">
          <draw:text-box>
            <text:p text:style-name="P1"><text:span text:style-name="T1">Decodificador <text:s/>de Instrucciones</text:span></text:p>
          </draw:text-box>
        </draw:frame>
        <draw:frame draw:style-name="gr2" draw:text-style-name="P2" xml:id="id23" draw:id="id23" draw:layer="layout" svg:width="4.802cm" svg:height="2.302cm" svg:x="12.299cm" svg:y="7.997cm">
          <draw:text-box>
            <text:p text:style-name="P1"><text:span text:style-name="T1">Banco de Registros</text:span></text:p>
          </draw:text-box>
        </draw:frame>
        <draw:frame draw:style-name="gr1" draw:text-style-name="P2" xml:id="id19" draw:id="id19" draw:layer="layout" svg:width="2.9cm" svg:height="1.3cm" svg:x="6.199cm" svg:y="1.899cm">
          <draw:text-box>
            <text:p text:style-name="P1"><text:span text:style-name="T1">Contador de programa</text:span></text:p>
          </draw:text-box>
        </draw:frame>
        <draw:frame draw:style-name="gr3" draw:text-style-name="P2" draw:layer="layout" svg:width="3.702cm" svg:height="1.602cm" svg:x="16.997cm" svg:y="3.297cm">
          <draw:text-box>
            <text:p text:style-name="P1"><text:span text:style-name="T1">Controlador de interrupciones</text:span></text:p>
          </draw:text-box>
        </draw:frame>
        <draw:frame draw:style-name="gr5" draw:text-style-name="P4" xml:id="id30" draw:id="id30" draw:layer="layout" svg:width="2.7cm" svg:height="2.301cm" svg:x="13.999cm" svg:y="11.599cm">
          <draw:text-box>
            <text:p text:style-name="P1"><text:span text:style-name="T2">Corrimiento</text:span></text:p>
          </draw:text-box>
          <draw:glue-point draw:id="4" svg:x="-2.836cm" svg:y="-4.993cm"/>
        </draw:frame>
        <draw:custom-shape draw:style-name="gr6" draw:text-style-name="P3" xml:id="id25" draw:id="id25" draw:layer="layout" svg:width="3cm" svg:height="1.2cm" svg:x="9.948cm" svg:y="15.968cm">
          <draw:glue-point draw:id="8" svg:x="3cm" svg:y="-5cm"/>
          <draw:glue-point draw:id="9" svg:x="-2.333cm" svg:y="-5cm"/>
          <draw:glue-point draw:id="10" svg:x="1.666cm" svg:y="-5cm"/>
          <draw:glue-point draw:id="11" svg:x="-3.666cm" svg:y="-5cm"/>
          <draw:glue-point draw:id="12" svg:x="-1.333cm" svg:y="-5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" draw:text-style-name="P2" xml:id="id20" draw:id="id20" draw:layer="layout" svg:width="4.7cm" svg:height="1cm" svg:x="8.999cm" svg:y="3.599cm">
          <draw:text-box>
            <text:p text:style-name="P1"><text:span text:style-name="T1">Memoria de programa</text:span></text:p>
          </draw:text-box>
        </draw:frame>
        <draw:frame draw:style-name="gr8" draw:text-style-name="P2" xml:id="id28" draw:id="id28" draw:layer="layout" svg:width="3.101cm" svg:height="1.701cm" svg:x="3.266cm" svg:y="16.098cm">
          <draw:text-box>
            <text:p text:style-name="P1"><text:span text:style-name="T1">Memoria de </text:span></text:p>
            <text:p text:style-name="P1"><text:span text:style-name="T1">datos</text:span></text:p>
          </draw:text-box>
          <draw:glue-point draw:id="4" svg:x="3.063cm" svg:y="-5.002cm"/>
          <draw:glue-point draw:id="5" svg:x="-2.418cm" svg:y="-4.993cm"/>
        </draw:frame>
        <draw:connector draw:style-name="gr9" draw:text-style-name="P3" draw:layer="layout" svg:x1="9.099cm" svg:y1="2.549cm" svg:x2="11.349cm" svg:y2="3.599cm" draw:start-shape="id19" draw:start-glue-point="1" draw:end-shape="id20" draw:end-glue-point="0" svg:d="m9099 2549h2250v1050">
          <text:p/>
        </draw:connector>
        <draw:connector draw:style-name="gr9" draw:text-style-name="P3" draw:layer="layout" svg:x1="11.349cm" svg:y1="4.599cm" svg:x2="11.349cm" svg:y2="5.099cm" draw:start-shape="id20" draw:start-glue-point="2" draw:end-shape="id21" draw:end-glue-point="0" svg:d="m11349 4599v500">
          <text:p/>
        </draw:connector>
        <draw:connector draw:style-name="gr9" draw:text-style-name="P3" draw:layer="layout" svg:x1="11.349cm" svg:y1="6.399cm" svg:x2="8.099cm" svg:y2="7.976cm" draw:start-shape="id21" draw:end-shape="id22" draw:end-glue-point="0" svg:d="m11349 6399v789h-3250v788">
          <text:p/>
        </draw:connector>
        <draw:connector draw:style-name="gr9" draw:text-style-name="P3" draw:layer="layout" svg:x1="11.349cm" svg:y1="6.399cm" svg:x2="14.7cm" svg:y2="7.997cm" draw:start-shape="id21" draw:start-glue-point="2" draw:end-shape="id23" draw:end-glue-point="0" svg:d="m11349 6399v799h3351v799">
          <text:p/>
        </draw:connector>
        <draw:frame draw:style-name="gr5" draw:text-style-name="P4" xml:id="id24" draw:id="id24" draw:layer="layout" svg:width="2.9cm" svg:height="2.301cm" svg:x="10.899cm" svg:y="11.599cm">
          <draw:text-box>
            <text:p text:style-name="P1"><text:span text:style-name="T2">Operaciones</text:span></text:p>
            <text:p text:style-name="P1"><text:span text:style-name="T2">lógicas</text:span></text:p>
          </draw:text-box>
          <draw:glue-point draw:id="4" svg:x="-2.836cm" svg:y="-4.993cm"/>
        </draw:frame>
        <draw:frame draw:style-name="gr5" draw:text-style-name="P4" xml:id="id26" draw:id="id26" draw:layer="layout" svg:width="2.5cm" svg:height="2.301cm" svg:x="8.099cm" svg:y="11.599cm">
          <draw:text-box>
            <text:p text:style-name="P1"><text:span text:style-name="T2">Registro de </text:span></text:p>
            <text:p text:style-name="P1"><text:span text:style-name="T2">Status y</text:span></text:p>
            <text:p text:style-name="P1"><text:span text:style-name="T2">Control (CSR)</text:span></text:p>
          </draw:text-box>
          <draw:glue-point draw:id="4" svg:x="-2.836cm" svg:y="-4.993cm"/>
        </draw:frame>
        <draw:frame draw:style-name="gr5" draw:text-style-name="P4" xml:id="id27" draw:id="id27" draw:layer="layout" svg:width="2.5cm" svg:height="2.301cm" svg:x="5.098cm" svg:y="11.599cm">
          <draw:text-box>
            <text:p text:style-name="P1"><text:span text:style-name="T2">Sumador</text:span></text:p>
          </draw:text-box>
          <draw:glue-point draw:id="4" svg:x="-2.836cm" svg:y="-4.993cm"/>
        </draw:frame>
        <draw:frame draw:style-name="gr5" draw:text-style-name="P4" xml:id="id31" draw:id="id31" draw:layer="layout" svg:width="2.5cm" svg:height="2.301cm" svg:x="17.098cm" svg:y="11.599cm">
          <draw:text-box>
            <text:p text:style-name="P1"><text:span text:style-name="T2">Multiplicac.</text:span></text:p>
            <text:p text:style-name="P1"><text:span text:style-name="T2">Y</text:span></text:p>
            <text:p text:style-name="P1"><text:span text:style-name="T2">división</text:span></text:p>
          </draw:text-box>
          <draw:glue-point draw:id="4" svg:x="-2.836cm" svg:y="-4.993cm"/>
        </draw:frame>
        <draw:custom-shape draw:style-name="gr10" draw:text-style-name="P1" xml:id="id32" draw:id="id32" draw:layer="layout" svg:width="18.6cm" svg:height="0.3cm" svg:x="1.599cm" svg:y="10.899cm">
          <draw:glue-point draw:id="4" svg:x="-4.573cm" svg:y="5cm"/>
          <draw:glue-point draw:id="5" svg:x="2.419cm" svg:y="-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" xml:id="id29" draw:id="id29" draw:layer="layout" svg:width="2.133cm" svg:height="1.101cm" svg:x="7.267cm" svg:y="15.299cm">
          <draw:text-box>
            <text:p text:style-name="P1"><text:span text:style-name="T1">Align</text:span></text:p>
          </draw:text-box>
          <draw:glue-point draw:id="4" svg:x="3.063cm" svg:y="-5.002cm"/>
          <draw:glue-point draw:id="5" svg:x="-2.418cm" svg:y="-4.993cm"/>
        </draw:frame>
        <draw:connector draw:style-name="gr13" draw:text-style-name="P1" draw:layer="layout" draw:line-skew="-0.334cm" svg:x1="12.349cm" svg:y1="13.9cm" svg:x2="11.448cm" svg:y2="15.968cm" draw:start-shape="id24" draw:start-glue-point="2" draw:end-shape="id25" draw:end-glue-point="7" svg:d="m12349 13900v700h-901v1368">
          <text:p/>
        </draw:connector>
        <draw:connector draw:style-name="gr13" draw:text-style-name="P1" draw:layer="layout" draw:line-skew="-0.334cm" svg:x1="9.349cm" svg:y1="13.9cm" svg:x2="11.049cm" svg:y2="15.968cm" draw:start-shape="id26" draw:start-glue-point="2" draw:end-shape="id25" draw:end-glue-point="12" svg:d="m9349 13900v700h1700v1368">
          <text:p/>
        </draw:connector>
        <draw:connector draw:style-name="gr13" draw:text-style-name="P1" draw:layer="layout" draw:line-skew="-0.334cm" svg:x1="6.348cm" svg:y1="13.9cm" svg:x2="10.749cm" svg:y2="15.968cm" draw:start-shape="id27" draw:start-glue-point="2" draw:end-shape="id25" draw:end-glue-point="9" svg:d="m6348 13900v700h4401v1368">
          <text:p/>
        </draw:connector>
        <draw:connector draw:style-name="gr13" draw:text-style-name="P1" draw:layer="layout" draw:line-skew="-0.399cm" svg:x1="6.348cm" svg:y1="13.9cm" svg:x2="5.765cm" svg:y2="16.098cm" draw:start-shape="id27" draw:start-glue-point="2" draw:end-shape="id28" draw:end-glue-point="4" svg:d="m6348 13900v700h-583v1498">
          <text:p/>
        </draw:connector>
        <draw:connector draw:style-name="gr13" draw:text-style-name="P1" draw:layer="layout" svg:x1="6.367cm" svg:y1="16.948cm" svg:x2="8.333cm" svg:y2="16.4cm" draw:start-shape="id28" draw:start-glue-point="1" draw:end-shape="id29" draw:end-glue-point="2" svg:d="m6367 16948h1966v-548">
          <text:p/>
        </draw:connector>
        <draw:connector draw:style-name="gr13" draw:text-style-name="P1" draw:layer="layout" svg:x1="8.333cm" svg:y1="15.299cm" svg:x2="10.349cm" svg:y2="15.968cm" draw:start-shape="id29" draw:start-glue-point="0" draw:end-shape="id25" draw:end-glue-point="11" svg:d="m8333 15299v-501h2016v1170">
          <text:p/>
        </draw:connector>
        <draw:connector draw:style-name="gr13" draw:text-style-name="P1" draw:layer="layout" draw:line-skew="-0.334cm" svg:x1="15.349cm" svg:y1="13.9cm" svg:x2="11.947cm" svg:y2="15.968cm" draw:start-shape="id30" draw:start-glue-point="2" draw:end-shape="id25" draw:end-glue-point="10" svg:d="m15349 13900v700h-3402v1368">
          <text:p/>
        </draw:connector>
        <draw:connector draw:style-name="gr13" draw:text-style-name="P1" draw:layer="layout" draw:line-skew="-0.334cm" svg:x1="18.348cm" svg:y1="13.9cm" svg:x2="12.348cm" svg:y2="15.968cm" draw:start-shape="id31" draw:start-glue-point="2" draw:end-shape="id25" draw:end-glue-point="8" svg:d="m18348 13900v700h-6000v1368">
          <text:p/>
        </draw:connector>
        <draw:connector draw:style-name="gr13" draw:text-style-name="P1" draw:layer="layout" draw:line-skew="1.55cm" svg:x1="2.394cm" svg:y1="11.199cm" svg:x2="4.067cm" svg:y2="16.099cm" draw:start-shape="id32" draw:start-glue-point="4" draw:end-shape="id28" draw:end-glue-point="5" svg:d="m2394 11199v4000h1673v900">
          <text:p/>
        </draw:connector>
        <draw:connector draw:style-name="gr13" draw:text-style-name="P1" draw:layer="layout" svg:x1="5.639cm" svg:y1="11.601cm" svg:x2="6.199cm" svg:y2="2.549cm" draw:start-shape="id27" draw:start-glue-point="4" draw:end-shape="id19" draw:end-glue-point="3" svg:d="m5639 11601v-9052h560">
          <text:p/>
        </draw:connector>
        <draw:connector draw:style-name="gr13" draw:text-style-name="P1" draw:layer="layout" svg:x1="8.099cm" svg:y1="9.523cm" svg:x2="8.094cm" svg:y2="10.81cm" draw:start-shape="id22" draw:start-glue-point="2" svg:d="m8099 9523v894h-5v393">
          <text:p/>
        </draw:connector>
        <draw:line draw:style-name="gr13" draw:text-style-name="P1" draw:layer="layout" svg:x1="6.399cm" svg:y1="11.199cm" svg:x2="6.399cm" svg:y2="11.599cm">
          <text:p/>
        </draw:line>
        <draw:line draw:style-name="gr13" draw:text-style-name="P1" draw:layer="layout" svg:x1="9.349cm" svg:y1="11.198cm" svg:x2="9.349cm" svg:y2="11.598cm">
          <text:p/>
        </draw:line>
        <draw:line draw:style-name="gr13" draw:text-style-name="P1" draw:layer="layout" svg:x1="12.299cm" svg:y1="11.197cm" svg:x2="12.299cm" svg:y2="11.597cm">
          <text:p/>
        </draw:line>
        <draw:line draw:style-name="gr13" draw:text-style-name="P1" draw:layer="layout" svg:x1="15.349cm" svg:y1="11.196cm" svg:x2="15.349cm" svg:y2="11.596cm">
          <text:p/>
        </draw:line>
        <draw:line draw:style-name="gr13" draw:text-style-name="P1" draw:layer="layout" svg:x1="18.299cm" svg:y1="11.195cm" svg:x2="18.299cm" svg:y2="11.595cm">
          <text:p/>
        </draw:line>
        <draw:line draw:style-name="gr13" draw:text-style-name="P1" draw:layer="layout" svg:x1="14.7cm" svg:y1="10.3cm" svg:x2="14.7cm" svg:y2="10.9cm">
          <text:p/>
        </draw:line>
        <draw:connector draw:style-name="gr13" draw:text-style-name="P1" draw:layer="layout" draw:line-skew="0.03cm 2.998cm" svg:x1="11.448cm" svg:y1="17.168cm" svg:x2="17.101cm" svg:y2="9.148cm" draw:start-shape="id25" draw:start-glue-point="5" draw:end-shape="id23" draw:end-glue-point="1" svg:d="m11448 17168v532h9152v-8552h-34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05T09:22:49</meta:creation-date>
    <dc:date>2012-06-28T09:21:55</dc:date>
    <meta:editing-duration>PT1H36M44S</meta:editing-duration>
    <meta:editing-cycles>104</meta:editing-cycles>
    <meta:generator>LibreOffice/3.5$Linux_x86 LibreOffice_project/350m1$Build-2</meta:generator>
    <meta:document-statistic meta:object-count="96"/>
  </office:meta>
</office:document-meta>
</file>